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B13889A6FB458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2a6099" draw:marker-start-width="0.438cm" draw:marker-end-width="0.438cm" draw:fill="hatch" draw:fill-hatch-name="Red_20_90_20_Degrees_20_Crossed_20_1" draw:fill-hatch-solid="false" draw:opacity="20%" draw:textarea-horizontal-align="justify" draw:textarea-vertical-align="middle" draw:auto-grow-height="false" fo:min-height="12.292cm" fo:min-width="12.042cm" fo:padding-top="0.204cm" fo:padding-bottom="0.204cm" fo:padding-left="0.329cm" fo:padding-right="0.329cm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106cm" draw:marker-start-width="0.359cm" draw:marker-end-width="0.359cm" draw:fill="none" draw:fill-hatch-solid="false" draw:textarea-vertical-align="middle" fo:padding-top="0.178cm" fo:padding-bottom="0.178cm" fo:padding-left="0.303cm" fo:padding-right="0.303cm" draw:shadow-offset-x="0.203cm" draw:shadow-offset-y="0.203cm"/>
    </style:style>
    <style:style style:name="gr6" style:family="graphic" style:parent-style-name="objectwithoutfill">
      <style:graphic-properties svg:stroke-width="0.159cm" draw:marker-start-width="0.438cm" draw:marker-end-width="0.438cm" draw:fill="none" draw:fill-hatch-solid="false" draw:textarea-vertical-align="middle" fo:padding-top="0.204cm" fo:padding-bottom="0.204cm" fo:padding-left="0.329cm" fo:padding-right="0.329cm" draw:shadow-offset-x="0.203cm" draw:shadow-offset-y="0.203cm"/>
    </style:style>
    <style:style style:name="gr7" style:family="graphic" style:parent-style-name="objectwithoutfill">
      <style:graphic-properties draw:fill="hatch" draw:fill-hatch-name="net" draw:fill-hatch-solid="false" draw:opacity="20%" draw:textarea-vertical-align="middle"/>
    </style:style>
    <style:style style:name="gr8" style:family="graphic" style:parent-style-name="objectwithoutfill">
      <style:graphic-properties svg:stroke-width="0.212cm" draw:marker-start-width="0.518cm" draw:marker-end-width="0.518cm" draw:fill="hatch" draw:fill-hatch-name="net" draw:opacity="20%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hatch" draw:fill-hatch-name="Red_20_90_20_Degrees_20_Crossed_20_1" draw:fill-hatch-solid="false" draw:opacity="2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hatch-solid="false"/>
      <style:paragraph-properties fo:text-align="center"/>
    </style:style>
    <style:style style:name="P7" style:family="paragraph">
      <loext:graphic-properties draw:fill="hatch" draw:fill-hatch-name="net" draw:fill-hatch-solid="false" draw:opacity="2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hatch" draw:fill-hatch-name="net" draw:opacity="20%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8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3.122cm" svg:y1="6.08cm" svg:x2="3.122cm" svg:y2="18.78cm">
          <text:p text:style-name="P2"><text:span text:style-name="T1">6 ft (inside posts)</text:span></text:p>
        </draw:measure>
        <draw:measure draw:style-name="gr2" draw:text-style-name="P3" draw:layer="measurelines" svg:x1="4.81cm" svg:y1="5.81cm" svg:x2="17.51cm" svg:y2="5.81cm">
          <text:p text:style-name="P2"><text:span text:style-name="T1">6 ft (inside posts)</text:span></text:p>
        </draw:measure>
        <draw:path draw:style-name="gr3" draw:text-style-name="P4" draw:layer="layout" svg:width="16.937cm" svg:height="12.397cm" draw:transform="skewX (-0.625875069765167) rotate (-1.35210657152001) translate (14.9681184828257cm -5.35734291310767cm)" svg:viewBox="0 0 16938 12398" svg:d="M0 12398c29273 1 11716-12398 11716-12398">
          <text:p/>
        </draw:path>
        <draw:frame draw:style-name="gr4" draw:text-style-name="P5" draw:layer="layout" svg:width="1.999cm" svg:height="0.999cm" svg:x="28.016cm" svg:y="11.8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5" draw:text-style-name="P6" draw:layer="layout" svg:width="19.31cm" svg:height="4.542cm" draw:transform="skewX (8.49263807428953E-017) rotate (0.463733982254893) translate (19.2883950425301cm 14.71766731518cm)" svg:viewBox="0 0 19311 4543" svg:d="M0 4542l5680 1c5679 0 13631-4543 13631-4543">
          <text:p/>
        </draw:path>
        <draw:line draw:style-name="gr6" draw:text-style-name="P6" draw:layer="layout" svg:x1="21.32cm" svg:y1="18.78cm" svg:x2="36.56cm" svg:y2="18.78cm">
          <text:p/>
        </draw:line>
        <draw:line draw:style-name="gr6" draw:text-style-name="P6" draw:layer="layout" svg:x1="36.56cm" svg:y1="6.08cm" svg:x2="36.56cm" svg:y2="18.78cm">
          <text:p/>
        </draw:line>
        <draw:polygon draw:style-name="gr7" draw:text-style-name="P7" draw:layer="layout" svg:width="19.31cm" svg:height="11.358cm" draw:transform="skewX (6.79334538933897E-017) rotate (0.463733982254893) translate (19.2883950425301cm 14.71766731518cm)" svg:viewBox="0 0 19311 11359" draw:points="0,4542 7100,4543 10223,3975 13773,2555 16471,1420 17891,710 19311,0 13630,11359">
          <text:p/>
        </draw:polygon>
        <draw:measure draw:style-name="gr2" draw:text-style-name="P5" draw:layer="measurelines" svg:x1="42.91cm" svg:y1="21.05cm" svg:x2="58.15cm" svg:y2="21.05cm">
          <text:p text:style-name="P8">7 ft</text:p>
        </draw:measure>
        <draw:measure draw:style-name="gr2" draw:text-style-name="P5" draw:layer="measurelines" svg:x1="38.147cm" svg:y1="6.08cm" svg:x2="38.147cm" svg:y2="18.78cm">
          <text:p text:style-name="P8">6 ft</text:p>
        </draw:measure>
        <draw:polygon draw:style-name="gr8" draw:text-style-name="P9" draw:layer="layout" svg:width="16.509cm" svg:height="11.722cm" draw:transform="rotate (0.394793476801117) translate (42.91cm 12.43cm)" svg:viewBox="0 0 16510 11723" draw:points="0,0 16510,0 11625,11723">
          <text:p/>
        </draw:polygon>
        <draw:measure draw:style-name="gr2" draw:text-style-name="P5" draw:layer="layout" svg:x1="60.007cm" svg:y1="6.08cm" svg:x2="60.007cm" svg:y2="18.78cm">
          <text:p text:style-name="P8">6 ft</text:p>
        </draw:measure>
        <draw:measure draw:style-name="gr2" draw:text-style-name="P5" draw:layer="layout" svg:x1="21.32cm" svg:y1="20.628cm" svg:x2="36.56cm" svg:y2="20.628cm">
          <text:p text:style-name="P8">7 ft</text:p>
        </draw:measure>
        <draw:path draw:style-name="gr3" draw:text-style-name="P4" draw:layer="layout" svg:width="15.239cm" svg:height="6.349cm" svg:x="42.91cm" svg:y="6.08cm" svg:viewBox="0 0 15240 6350" svg:d="M0 6350h2540c2540 0 12700-6350 12700-6350">
          <text:p/>
        </draw:path>
        <draw:path draw:style-name="gr3" draw:text-style-name="P4" draw:layer="layout" svg:width="15.239cm" svg:height="6.349cm" svg:x="42.91cm" svg:y="12.43cm" svg:viewBox="0 0 15240 6350" svg:d="M0 0h2540c2540 0 12700 6350 12700 6350">
          <text:p/>
        </draw:path>
        <draw:frame draw:style-name="gr9" draw:text-style-name="P10" draw:layer="layout" svg:width="5.715cm" svg:height="1.27cm" svg:x="8.302cm" svg:y="2.27cm">
          <draw:text-box>
            <text:p>Front of goal</text:p>
          </draw:text-box>
        </draw:frame>
        <draw:frame draw:style-name="gr9" draw:text-style-name="P10" draw:layer="layout" svg:width="5.715cm" svg:height="1.27cm" svg:x="26.717cm" svg:y="2.27cm">
          <draw:text-box>
            <text:p>Side of goal</text:p>
          </draw:text-box>
        </draw:frame>
        <draw:frame draw:style-name="gr9" draw:text-style-name="P10" draw:layer="layout" svg:width="5.715cm" svg:height="1.27cm" svg:x="47.355cm" svg:y="2.27cm">
          <draw:text-box>
            <text:p>Top of goa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000000" draw:distance="0.305cm" draw:rotation="1800"/>
    <draw:hatch draw:name="net" draw:style="double" draw:color="#000000" draw:distance="0.305cm" draw:rotation="1800"/>
    <draw:fill-image draw:name="_35__20_Percent" draw:display-name="5 Percent" xlink:href="Pictures/100000000000000800000008FB13889A6FB458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18:04:11.090000000</meta:creation-date>
    <dc:date>2023-06-04T19:08:53.754000000</dc:date>
    <meta:editing-duration>PT17M27S</meta:editing-duration>
    <meta:editing-cycles>6</meta:editing-cycles>
    <meta:generator>LibreOffice/7.1.7.2$Windows_X86_64 LibreOffice_project/c6a4e3954236145e2acb0b65f68614365aeee33f</meta:generator>
    <meta:document-statistic meta:object-count="19"/>
  </office:meta>
</office:document-meta>
</file>

<file path=Object 1/content.xml><?xml version="1.0" encoding="utf-8"?>
<math xmlns="http://www.w3.org/1998/Math/MathML" display="block"/>
</file>